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11e9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11e9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11e9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11e9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11e9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11e9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11e9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11e9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11e9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11e9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11e9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11e9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11e9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11e9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11e9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11e9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11e9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Fernando Miguel Rivas Romer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/3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03740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Fernando Rafael Riva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98056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27.87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5" meta:non-whitespace-character-count="998"/>
    <meta:template xlink:type="simple" xlink:actuate="onRequest" xlink:title="Normal" xlink:href=""/>
  </office:meta>
</office:document-meta>
</file>